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GB" officeooo:rsid="001c5f1d" officeooo:paragraph-rsid="001c5f1d" style:language-asian="zxx" style:country-asian="none" style:language-complex="zxx" style:country-complex="none"/>
    </style:style>
    <style:style style:name="P2" style:family="paragraph" style:parent-style-name="Text_20_body">
      <style:text-properties fo:language="en" fo:country="GB" officeooo:rsid="002016c9" officeooo:paragraph-rsid="002016c9" style:language-asian="zxx" style:country-asian="none" style:language-complex="zxx" style:country-complex="none"/>
    </style:style>
    <style:style style:name="P3" style:family="paragraph" style:parent-style-name="Text_20_body">
      <style:text-properties fo:language="en" fo:country="GB" officeooo:rsid="0024570a" officeooo:paragraph-rsid="0024570a" style:language-asian="zxx" style:country-asian="none" style:language-complex="zxx" style:country-complex="none"/>
    </style:style>
    <style:style style:name="P4" style:family="paragraph" style:parent-style-name="Text_20_body">
      <style:text-properties fo:language="en" fo:country="GB" officeooo:rsid="0024eb16" officeooo:paragraph-rsid="0024eb16" style:language-asian="zxx" style:country-asian="none" style:language-complex="zxx" style:country-complex="none"/>
    </style:style>
    <style:style style:name="P5" style:family="paragraph" style:parent-style-name="Text_20_body">
      <style:text-properties fo:language="en" fo:country="GB" officeooo:rsid="0025918f" officeooo:paragraph-rsid="0025918f" style:language-asian="zxx" style:country-asian="none" style:language-complex="zxx" style:country-complex="none"/>
    </style:style>
    <style:style style:name="P6" style:family="paragraph" style:parent-style-name="Text_20_body">
      <style:text-properties fo:language="en" fo:country="GB" officeooo:rsid="0025ce54" officeooo:paragraph-rsid="0025ce54" style:language-asian="zxx" style:country-asian="none" style:language-complex="zxx" style:country-complex="none"/>
    </style:style>
    <style:style style:name="P7" style:family="paragraph" style:parent-style-name="Text_20_body">
      <style:text-properties fo:language="en" fo:country="GB" officeooo:rsid="002a8200" officeooo:paragraph-rsid="002a8200" style:language-asian="zxx" style:country-asian="none" style:language-complex="zxx" style:country-complex="none"/>
    </style:style>
    <style:style style:name="P8" style:family="paragraph" style:parent-style-name="Text_20_body">
      <style:text-properties fo:language="en" fo:country="GB" officeooo:rsid="002b7aaf" officeooo:paragraph-rsid="002b7aaf" style:language-asian="zxx" style:country-asian="none" style:language-complex="zxx" style:country-complex="none"/>
    </style:style>
    <style:style style:name="P9" style:family="paragraph" style:parent-style-name="Heading_20_1">
      <style:text-properties fo:language="en" fo:country="GB" officeooo:rsid="001c5f1d" style:language-asian="zxx" style:country-asian="none" style:language-complex="zxx" style:country-complex="none"/>
    </style:style>
    <style:style style:name="P10" style:family="paragraph" style:parent-style-name="Heading_20_1">
      <style:text-properties fo:language="en" fo:country="GB" officeooo:rsid="001e4101" officeooo:paragraph-rsid="001e4101" style:language-asian="zxx" style:country-asian="none" style:language-complex="zxx" style:country-complex="none"/>
    </style:style>
    <style:style style:name="P11" style:family="paragraph" style:parent-style-name="Heading_20_1">
      <style:text-properties fo:language="en" fo:country="GB" officeooo:rsid="0024570a" officeooo:paragraph-rsid="0024570a" style:language-asian="zxx" style:country-asian="none" style:language-complex="zxx" style:country-complex="none"/>
    </style:style>
    <style:style style:name="P12" style:family="paragraph" style:parent-style-name="Heading_20_1">
      <style:text-properties fo:language="en" fo:country="GB" officeooo:rsid="0024eb16" officeooo:paragraph-rsid="0024eb16" style:language-asian="zxx" style:country-asian="none" style:language-complex="zxx" style:country-complex="none"/>
    </style:style>
    <style:style style:name="P13" style:family="paragraph" style:parent-style-name="Heading_20_1">
      <style:text-properties fo:language="en" fo:country="GB" officeooo:rsid="0025918f" officeooo:paragraph-rsid="0025918f" style:language-asian="zxx" style:country-asian="none" style:language-complex="zxx" style:country-complex="none"/>
    </style:style>
    <style:style style:name="P14" style:family="paragraph" style:parent-style-name="Heading_20_1">
      <style:text-properties fo:language="en" fo:country="GB" officeooo:rsid="0025ce54" officeooo:paragraph-rsid="0025ce54" style:language-asian="zxx" style:country-asian="none" style:language-complex="zxx" style:country-complex="none"/>
    </style:style>
    <style:style style:name="P15" style:family="paragraph" style:parent-style-name="Heading_20_1">
      <style:text-properties fo:language="en" fo:country="GB" officeooo:rsid="002a8200" officeooo:paragraph-rsid="002a8200" style:language-asian="zxx" style:country-asian="none" style:language-complex="zxx" style:country-complex="none"/>
    </style:style>
    <style:style style:name="P16" style:family="paragraph" style:parent-style-name="Heading_20_1">
      <style:text-properties fo:language="en" fo:country="GB" officeooo:rsid="002b7aaf" officeooo:paragraph-rsid="002b7aaf" style:language-asian="zxx" style:country-asian="none" style:language-complex="zxx" style:country-complex="none"/>
    </style:style>
    <style:style style:name="P17" style:family="paragraph" style:parent-style-name="Heading_20_1">
      <style:text-properties fo:language="en" fo:country="GB" officeooo:rsid="002d47d8" officeooo:paragraph-rsid="002d47d8" style:language-asian="zxx" style:country-asian="none" style:language-complex="zxx" style:country-complex="none"/>
    </style:style>
    <style:style style:name="P18" style:family="paragraph" style:parent-style-name="Heading_20_1">
      <style:text-properties officeooo:rsid="002d81e9" officeooo:paragraph-rsid="002d81e9"/>
    </style:style>
    <style:style style:name="P19" style:family="paragraph" style:parent-style-name="Text_20_body">
      <style:text-properties fo:language="en" fo:country="GB" officeooo:rsid="002d81e9" officeooo:paragraph-rsid="002d81e9" style:language-asian="zxx" style:country-asian="none" style:language-complex="zxx" style:country-complex="none"/>
    </style:style>
    <style:style style:name="P20" style:family="paragraph" style:parent-style-name="Text_20_body">
      <style:text-properties officeooo:rsid="002d81e9" officeooo:paragraph-rsid="002d81e9"/>
    </style:style>
    <style:style style:name="T1" style:family="text">
      <style:text-properties officeooo:rsid="001c636d"/>
    </style:style>
    <style:style style:name="T2" style:family="text">
      <style:text-properties officeooo:rsid="0021316a"/>
    </style:style>
    <style:style style:name="T3" style:family="text">
      <style:text-properties officeooo:rsid="00247847"/>
    </style:style>
    <style:style style:name="T4" style:family="text">
      <style:text-properties officeooo:rsid="00272771"/>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2e7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Holy Shit Modularity</text:h>
      <text:p text:style-name="P19">Now that C# scripting is available, make <text:span text:style-name="T5">absolutely everything</text:span><text:span text:style-name="T6"> modular. From the statistics, to the needs, to the abilities, crimes, cultures, </text:span><text:span text:style-name="T5">everything</text:span><text:span text:style-name="T6">.</text:span></text:p>
      <text:h text:style-name="P18" text:outline-level="1">Actions and Crimes</text:h>
      <text:p text:style-name="P20">Whenever someone performs an action, it will be run through that action's event handler <text:span text:style-name="T7">to check if it is a positive or negative action for that creature, culture, etc.</text:span></text:p>
      <text:h text:style-name="P9" text:outline-level="1">Alchemy/Crafting</text:h>
      <text:p text:style-name="P1">Each ingredient will have upsides and downsides. Mix and match ingredients as the player sees fit: complete free reign in crafting. Lower levels of crafting will only be able to use one or two ingredients, thereby limiting their creativity? <text:span text:style-name="T1">Maybe. Not sure. Advanced crafters will also be able to tweak the potency of certain ingredients.</text:span></text:p>
      <text:p text:style-name="P1"/>
      <text:h text:style-name="P10" text:outline-level="1">Field of View</text:h>
      <text:p text:style-name="P2">Cast a ray <text:span text:style-name="T2">to each tile, and then create left and right vectors from the tile, and cast rays to those, too. If any of those rays are not blocked, the tile can be seen. If the player can see a monster, or vice versa, the tile is visible to the other.</text:span></text:p>
      <text:p text:style-name="P2"/>
      <text:h text:style-name="P11" text:outline-level="1">Inventory</text:h>
      <text:p text:style-name="P3">Use a <text:span text:style-name="T3">series of Prefabs to represent the inventory, and hide/destroy them when they’re no longer needed.</text:span></text:p>
      <text:p text:style-name="P3"/>
      <text:h text:style-name="P12" text:outline-level="1">Temperature</text:h>
      <text:p text:style-name="P4">Might be an idea to simulate temperature.</text:p>
      <text:p text:style-name="P4"/>
      <text:h text:style-name="P13" text:outline-level="1">Air and Water Quality</text:h>
      <text:p text:style-name="P5">Perhaps simulate this?</text:p>
      <text:p text:style-name="P5"/>
      <text:h text:style-name="P14" text:outline-level="1">Morality</text:h>
      <text:p text:style-name="P6">Prolonged low morality means that doing 'bad' actions will <text:span text:style-name="T4">fulfil</text:span> your Morality need, while prolonged high morality means that doing 'good' actions will <text:span text:style-name="T4">fulfil</text:span> your Morality need.</text:p>
      <text:p text:style-name="P6"/>
      <text:h text:style-name="P15" text:outline-level="1"><text:soft-page-break/>Lighting</text:h>
      <text:p text:style-name="P7">Use your new walls boolean system to speed up lighting calculations.</text:p>
      <text:p text:style-name="P7"/>
      <text:h text:style-name="P16" text:outline-level="1">UI Manager</text:h>
      <text:p text:style-name="P8">Program one of these AS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53M56S</meta:editing-duration>
    <meta:editing-cycles>23</meta:editing-cycles>
    <meta:generator>LibreOffice/6.2.3.2$Windows_X86_64 LibreOffice_project/aecc05fe267cc68dde00352a451aa867b3b546ac</meta:generator>
    <dc:date>2019-05-16T21:37:55.107000000</dc:date>
    <meta:document-statistic meta:table-count="0" meta:image-count="0" meta:object-count="0" meta:page-count="2" meta:paragraph-count="20" meta:word-count="248" meta:character-count="1483" meta:non-whitespace-character-count="1255"/>
    <meta:user-defined meta:name="Info 1"/>
    <meta:user-defined meta:name="Info 2"/>
    <meta:user-defined meta:name="Info 3"/>
    <meta:user-defined meta:name="Info 4"/>
  </office:meta>
</office:document-meta>
</file>